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54F5D547A29B875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578b46" officeooo:paragraph-rsid="00578b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598659" style:font-size-asian="12pt" style:font-weight-asian="bold" style:font-size-complex="12pt" style:font-weight-complex="bold"/>
    </style:style>
    <style:style style:name="P4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598659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snap-to-layout-grid="true" style:writing-mode="page"/>
      <style:text-properties style:font-name="UnB Office1" fo:font-size="11pt" fo:font-style="normal" fo:font-weight="normal" officeooo:rsid="0034fe47" officeooo:paragraph-rsid="0034fe47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 style:master-page-name="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center" style:justify-single-word="false" fo:text-indent="0cm" style:auto-text-indent="false" style:page-number="auto" fo:background-color="transparent" style:snap-to-layout-grid="true" style:writing-mode="page"/>
      <style:text-properties style:font-name="UnB Office1" fo:font-size="11pt" fo:font-weight="bold" officeooo:rsid="001779c6" officeooo:paragraph-rsid="001779c6" style:font-size-asian="11pt" style:font-weight-asian="bold" style:font-size-complex="11pt" style:font-weight-complex="bold"/>
    </style:style>
    <style:style style:name="P11" style:family="paragraph" style:parent-style-name="Text_20_body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center" style:justify-single-word="false" fo:text-indent="0cm" style:auto-text-indent="false" fo:background-color="transparent" style:snap-to-layout-grid="true" style:writing-mode="page"/>
      <style:text-properties style:font-name="UnB Office1" fo:font-size="11pt" fo:font-weight="bold" officeooo:rsid="00578b46" officeooo:paragraph-rsid="00578b46" style:font-size-asian="11pt" style:font-weight-asian="bold" style:font-size-complex="11pt" style:font-weight-complex="bold"/>
    </style:style>
    <style:style style:name="P12" style:family="paragraph" style:parent-style-name="Text_20_body" style:list-style-name="L1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59865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1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b70ea" officeooo:paragraph-rsid="005b70e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1">
      <loext:graphic-properties draw:fill="none" draw:fill-image-width="0cm" draw:fill-image-height="0cm"/>
      <style:paragraph-properties fo:margin-left="2.3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c8ecd" officeooo:paragraph-rsid="005c8ec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779c6"/>
    </style:style>
    <style:style style:name="T2" style:family="text">
      <style:text-properties officeooo:rsid="00598659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0"/>
      <text:p text:style-name="P11">Entrevista (Perguntas)</text:p>
      <text:p text:style-name="P6"/>
      <text:p text:style-name="P9"/>
      <text:list xml:id="list5483182531505185306" text:style-name="L1">
        <text:list-item>
          <text:p text:style-name="P12">Como podem ser aplicadas, de maneira prática, teses desenvolvidas na academia?</text:p>
        </text:list-item>
        <text:list-item>
          <text:p text:style-name="P13">Qual a importância da disponibilização de resultados de pesquisa para a comunidade científica e para o público em geral?</text:p>
        </text:list-item>
        <text:list-item>
          <text:p text:style-name="P13">Quais as consequências da disponibilização de projetos para a comunidade científica com o objetivo de resolver problemas de maneira colaborativa?</text:p>
        </text:list-item>
        <text:list-item>
          <text:p text:style-name="P14">Qual a importância da participação do usuário na resolução de problemas?</text:p>
        </text:list-item>
        <text:list-item>
          <text:p text:style-name="P14">Qual o destino final de teses desenvolvidas em projetos acadêmicos?</text:p>
        </text:list-item>
        <text:list-item>
          <text:p text:style-name="P14">Como resolver problemas de maneira colaborativa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fo:text-align="end" style:justify-single-word="false" style:snap-to-layout-grid="tru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578b46" officeooo:paragraph-rsid="00578b46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598659" style:font-size-asian="12pt" style:font-weight-asian="bold" style:font-size-complex="12pt" style:font-weight-complex="bold"/>
    </style:style>
    <style:style style:name="MP4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P5" style:family="paragraph" style:parent-style-name="Text_20_body">
      <loext:graphic-properties draw:fill="none" draw:fill-image-width="0cm" draw:fill-image-height="0cm"/>
      <style:paragraph-properties fo:margin-left="9.999cm" fo:margin-right="0cm" fo:margin-top="0cm" fo:margin-bottom="0.212cm" loext:contextual-spacing="false" fo:text-align="start" style:justify-single-word="false" fo:text-indent="0cm" style:auto-text-indent="false" fo:background-color="transparent" style:snap-to-layout-grid="true" style:writing-mode="page"/>
      <style:text-properties style:font-name="UnB Office1" fo:font-size="11pt" fo:font-style="normal" fo:font-weight="normal" officeooo:rsid="00598659" officeooo:paragraph-rsid="00598659" style:font-size-asian="11pt" style:font-style-asian="normal" style:font-weight-asian="normal" style:font-size-complex="11pt" style:font-style-complex="normal" style:font-weight-complex="normal"/>
    </style:style>
    <style:style style:name="M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T1" style:family="text">
      <style:text-properties officeooo:rsid="001779c6"/>
    </style:style>
    <style:style style:name="MT2" style:family="text">
      <style:text-properties officeooo:rsid="00598659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2.004cm" svg:height="1.016cm" draw:z-index="0"><draw:image xlink:href="Pictures/10000201000000470000002454F5D547A29B8756.png" xlink:type="simple" xlink:show="embed" xlink:actuate="onLoad"/></draw:frame>Universidade de Brasília</text:p>
        <text:p text:style-name="MP2">Departamento de Ciência da Computação</text:p>
        <text:p text:style-name="MP2">Engenharia de Software</text:p>
        <text:p text:style-name="MP3">Prof<text:span text:style-name="MT1">essora</text:span> <text:span text:style-name="MT2">Fernanda Lima</text:span></text:p>
      </style:header>
      <style:foot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4">Danilo Alves Xavier (11005969)</text:p>
            </table:table-cell>
          </table:table-row>
          <table:table-row>
            <table:table-cell table:style-name="Tabela1.A1" office:value-type="string">
              <text:p text:style-name="MP5">Hércules</text:p>
            </table:table-cell>
          </table:table-row>
          <table:table-row>
            <table:table-cell table:style-name="Tabela1.A1" office:value-type="string">
              <text:p text:style-name="MP5">Thales</text:p>
            </table:table-cell>
          </table:table-row>
        </table:table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37:54.328000000</meta:creation-date>
    <meta:editing-duration>PT12H36M12S</meta:editing-duration>
    <meta:editing-cycles>56</meta:editing-cycles>
    <meta:generator>LibreOffice/5.2.7.2$Linux_X86_64 LibreOffice_project/20m0$Build-2</meta:generator>
    <dc:date>2017-08-29T16:16:28.918819231</dc:date>
    <meta:document-statistic meta:table-count="1" meta:image-count="1" meta:object-count="0" meta:page-count="1" meta:paragraph-count="14" meta:word-count="105" meta:character-count="715" meta:non-whitespace-character-count="630"/>
  </office:meta>
</office:document-meta>
</file>